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7.43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52mm"/>
    </style:style>
    <style:style style:name="co6" style:family="table-column">
      <style:table-column-properties fo:break-before="auto" style:column-width="50.64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73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Price/Board</text:p>
          </table:table-cell>
          <table:table-cell table:style-name="ce1" office:value-type="string" calcext:value-type="string">
            <text:p>Comment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1,C4,C16,C18,C30,C3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5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59124" calcext:value-type="float">
            <text:p>1759124</text:p>
          </table:table-cell>
          <table:table-cell office:value-type="string" calcext:value-type="string">
            <text:p>MC0603N150J101CT</text:p>
          </table:table-cell>
          <table:table-cell office:value-type="float" office:value="0.228" calcext:value-type="float">
            <text:p>0,228</text:p>
          </table:table-cell>
          <table:table-cell table:formula="of:=[.D2]*[.H2]" office:value-type="float" office:value="1.368" calcext:value-type="float">
            <text:p>1,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,C3,C6,C7,C8,C9,C10,C11,C12,C19,C20,C29,C52,C53,C55,C57,C58,C60,C61,C62,C63,C64,C66,C67,C68,C70,C73,C74,C77,C78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.2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0-C1608X5R1C225M-4</text:p>
          </table:table-cell>
          <table:table-cell/>
          <table:table-cell table:style-name="ce3" office:value-type="string" calcext:value-type="string">
            <text:p>C1608X5R1C225M-4</text:p>
          </table:table-cell>
          <table:table-cell office:value-type="float" office:value="0.515" calcext:value-type="float">
            <text:p>0,515</text:p>
          </table:table-cell>
          <table:table-cell table:formula="of:=[.D3]*[.H3]" office:value-type="float" office:value="15.45" calcext:value-type="float">
            <text:p>15,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,C54,C59,C65,C75,C76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2210" calcext:value-type="float">
            <text:p>432210</text:p>
          </table:table-cell>
          <table:table-cell office:value-type="string" calcext:value-type="string">
            <text:p>CC0603KRX7R7BB104</text:p>
          </table:table-cell>
          <table:table-cell office:value-type="float" office:value="0.08" calcext:value-type="float">
            <text:p>0,08</text:p>
          </table:table-cell>
          <table:table-cell table:formula="of:=[.D4]*[.H4]" office:value-type="float" office:value="0.48" calcext:value-type="float">
            <text:p>0,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3,C14,C15,C17,C27,C28,C32,C33,C34,C35,C36,C37,C38,C39,C41,C42,C4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59380" calcext:value-type="float">
            <text:p>1759380</text:p>
          </table:table-cell>
          <table:table-cell office:value-type="string" calcext:value-type="string">
            <text:p>MC0402X104K100CT</text:p>
          </table:table-cell>
          <table:table-cell office:value-type="float" office:value="0.0457" calcext:value-type="float">
            <text:p>0,0457</text:p>
          </table:table-cell>
          <table:table-cell table:formula="of:=[.D5]*[.H5]" office:value-type="float" office:value="0.7769" calcext:value-type="float">
            <text:p>0,7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1,C7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9556" calcext:value-type="float">
            <text:p>8819556</text:p>
          </table:table-cell>
          <table:table-cell office:value-type="string" calcext:value-type="string">
            <text:p>GRM1555C1H102JA01D</text:p>
          </table:table-cell>
          <table:table-cell office:value-type="float" office:value="0.327" calcext:value-type="float">
            <text:p>0,327</text:p>
          </table:table-cell>
          <table:table-cell table:formula="of:=[.D6]*[.H6]" office:value-type="float" office:value="0.654" calcext:value-type="float">
            <text:p>0,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2,C7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2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8875" calcext:value-type="float">
            <text:p>1828875</text:p>
          </table:table-cell>
          <table:table-cell office:value-type="string" calcext:value-type="string">
            <text:p>GRM1555C1H120JA01D</text:p>
          </table:table-cell>
          <table:table-cell office:value-type="float" office:value="0.113" calcext:value-type="float">
            <text:p>0,113</text:p>
          </table:table-cell>
          <table:table-cell table:formula="of:=[.D7]*[.H7]" office:value-type="float" office:value="0.226" calcext:value-type="float">
            <text:p>0,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3,C24,C47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.2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34609" calcext:value-type="float">
            <text:p>2434609</text:p>
          </table:table-cell>
          <table:table-cell office:value-type="string" calcext:value-type="string">
            <text:p>GRM1555C1H2R2CA01D</text:p>
          </table:table-cell>
          <table:table-cell office:value-type="float" office:value="0.113" calcext:value-type="float">
            <text:p>0,113</text:p>
          </table:table-cell>
          <table:table-cell table:formula="of:=[.D8]*[.H8]" office:value-type="float" office:value="0.339" calcext:value-type="float">
            <text:p>0,3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8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8876" calcext:value-type="float">
            <text:p>1828876</text:p>
          </table:table-cell>
          <table:table-cell office:value-type="string" calcext:value-type="string">
            <text:p>GRM1555C1H180JA01D</text:p>
          </table:table-cell>
          <table:table-cell office:value-type="float" office:value="0.1164" calcext:value-type="float">
            <text:p>0,1164</text:p>
          </table:table-cell>
          <table:table-cell table:formula="of:=[.D9]*[.H9]" office:value-type="float" office:value="0.1164" calcext:value-type="float">
            <text:p>0,1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0.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GRM1555C1HR20BA1D</text:p>
          </table:table-cell>
          <table:table-cell/>
          <table:table-cell office:value-type="string" calcext:value-type="string">
            <text:p>GRM1555C1HR20BA1D</text:p>
          </table:table-cell>
          <table:table-cell office:value-type="float" office:value="0.326" calcext:value-type="float">
            <text:p>0,326</text:p>
          </table:table-cell>
          <table:table-cell table:formula="of:=[.D10]*[.H10]" office:value-type="float" office:value="0.326" calcext:value-type="float">
            <text:p>0,3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.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56099" calcext:value-type="float">
            <text:p>2456099</text:p>
          </table:table-cell>
          <table:table-cell office:value-type="string" calcext:value-type="string">
            <text:p>GRM1557U1A182JA01D</text:p>
          </table:table-cell>
          <table:table-cell office:value-type="float" office:value="0.676" calcext:value-type="float">
            <text:p>0,676</text:p>
          </table:table-cell>
          <table:table-cell table:formula="of:=[.D11]*[.H11]" office:value-type="float" office:value="0.676" calcext:value-type="float">
            <text:p>0,6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39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8878" calcext:value-type="float">
            <text:p>1828878</text:p>
          </table:table-cell>
          <table:table-cell office:value-type="string" calcext:value-type="string">
            <text:p>GRM1555C1H390JA01D</text:p>
          </table:table-cell>
          <table:table-cell office:value-type="float" office:value="0.1212" calcext:value-type="float">
            <text:p>0,1212</text:p>
          </table:table-cell>
          <table:table-cell table:formula="of:=[.D12]*[.H12]" office:value-type="float" office:value="0.1212" calcext:value-type="float">
            <text:p>0,1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6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28879" calcext:value-type="float">
            <text:p>1828879</text:p>
          </table:table-cell>
          <table:table-cell office:value-type="string" calcext:value-type="string">
            <text:p>GRM1555C1H560JA01D</text:p>
          </table:table-cell>
          <table:table-cell office:value-type="float" office:value="0.123" calcext:value-type="float">
            <text:p>0,123</text:p>
          </table:table-cell>
          <table:table-cell table:formula="of:=[.D13]*[.H13]" office:value-type="float" office:value="0.123" calcext:value-type="float">
            <text:p>0,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8836" calcext:value-type="float">
            <text:p>2218836</text:p>
          </table:table-cell>
          <table:table-cell office:value-type="string" calcext:value-type="string">
            <text:p>GRM1555C1H101JA01D</text:p>
          </table:table-cell>
          <table:table-cell office:value-type="float" office:value="0.0927" calcext:value-type="float">
            <text:p>0,0927</text:p>
          </table:table-cell>
          <table:table-cell table:formula="of:=[.D14]*[.H14]" office:value-type="float" office:value="0.0927" calcext:value-type="float">
            <text:p>0,09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8,C49,C5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.1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5C1E5R1CA1D</text:p>
          </table:table-cell>
          <table:table-cell/>
          <table:table-cell office:value-type="string" calcext:value-type="string">
            <text:p>GRM1555C1E5R1CA01D</text:p>
          </table:table-cell>
          <table:table-cell office:value-type="float" office:value="0.074" calcext:value-type="float">
            <text:p>0,074</text:p>
          </table:table-cell>
          <table:table-cell table:formula="of:=[.D15]*[.H15]" office:value-type="float" office:value="0.222" calcext:value-type="float">
            <text:p>0,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6.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GRM1555C1H6R2BA1D</text:p>
          </table:table-cell>
          <table:table-cell/>
          <table:table-cell office:value-type="string" calcext:value-type="string">
            <text:p>GRM1555C1H6R2BA01D</text:p>
          </table:table-cell>
          <table:table-cell office:value-type="float" office:value="0.205" calcext:value-type="float">
            <text:p>0,205</text:p>
          </table:table-cell>
          <table:table-cell table:formula="of:=[.D16]*[.H16]" office:value-type="float" office:value="0.205" calcext:value-type="float">
            <text:p>0,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6,C69</text:p>
          </table:table-cell>
          <table:table-cell office:value-type="string" calcext:value-type="string">
            <text:p>TantalC_SizeB_EIA-3528_Wave</text:p>
          </table:table-cell>
          <table:table-cell office:value-type="string" calcext:value-type="string">
            <text:p>100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2579" calcext:value-type="float">
            <text:p>1432579</text:p>
          </table:table-cell>
          <table:table-cell office:value-type="string" calcext:value-type="string">
            <text:p>TPSB107K006R0400</text:p>
          </table:table-cell>
          <table:table-cell office:value-type="float" office:value="4.01" calcext:value-type="float">
            <text:p>4,01</text:p>
          </table:table-cell>
          <table:table-cell table:formula="of:=[.D17]*[.H17]" office:value-type="float" office:value="8.02" calcext:value-type="float">
            <text:p>8,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,J2,J3</text:p>
          </table:table-cell>
          <table:table-cell office:value-type="string" calcext:value-type="string">
            <text:p>sma_90_r300.124.403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09297" calcext:value-type="float">
            <text:p>1909297</text:p>
          </table:table-cell>
          <table:table-cell office:value-type="string" calcext:value-type="string">
            <text:p>73251-3131</text:p>
          </table:table-cell>
          <table:table-cell office:value-type="float" office:value="28.79" calcext:value-type="float">
            <text:p>28,79</text:p>
          </table:table-cell>
          <table:table-cell table:formula="of:=[.D18]*[.H18]" office:value-type="float" office:value="86.37" calcext:value-type="float">
            <text:p>86,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,L8,L1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3237" calcext:value-type="float">
            <text:p>2443237</text:p>
          </table:table-cell>
          <table:table-cell office:value-type="string" calcext:value-type="string">
            <text:p>BLM18HE152SN1D</text:p>
          </table:table-cell>
          <table:table-cell office:value-type="float" office:value="1.1" calcext:value-type="float">
            <text:p>1,1</text:p>
          </table:table-cell>
          <table:table-cell table:formula="of:=[.D19]*[.H19]" office:value-type="float" office:value="3.3" calcext:value-type="float">
            <text:p>3,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W15AN4N7B00D</text:p>
          </table:table-cell>
          <table:table-cell/>
          <table:table-cell office:value-type="string" calcext:value-type="string">
            <text:p>LQW15AN4N7B00D</text:p>
          </table:table-cell>
          <table:table-cell office:value-type="float" office:value="1.09" calcext:value-type="float">
            <text:p>1,09</text:p>
          </table:table-cell>
          <table:table-cell table:formula="of:=[.D20]*[.H20]" office:value-type="float" office:value="1.09" calcext:value-type="float">
            <text:p>1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P15MN1N0B02D</text:p>
          </table:table-cell>
          <table:table-cell/>
          <table:table-cell office:value-type="string" calcext:value-type="string">
            <text:p>LQP15MN1N0B02D</text:p>
          </table:table-cell>
          <table:table-cell office:value-type="float" office:value="1.11" calcext:value-type="float">
            <text:p>1,11</text:p>
          </table:table-cell>
          <table:table-cell table:formula="of:=[.D21]*[.H21]" office:value-type="float" office:value="1.11" calcext:value-type="float">
            <text:p>1,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P15MN2N0B02D</text:p>
          </table:table-cell>
          <table:table-cell/>
          <table:table-cell office:value-type="string" calcext:value-type="string">
            <text:p>LQP15MN2N0B02D</text:p>
          </table:table-cell>
          <table:table-cell office:value-type="float" office:value="1.11" calcext:value-type="float">
            <text:p>1,11</text:p>
          </table:table-cell>
          <table:table-cell table:formula="of:=[.D22]*[.H22]" office:value-type="float" office:value="1.11" calcext:value-type="float">
            <text:p>1,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5,L6,L18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56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LQW15AN56NJ00D</text:p>
          </table:table-cell>
          <table:table-cell/>
          <table:table-cell office:value-type="string" calcext:value-type="string">
            <text:p>LQW15AN56NJ00D</text:p>
          </table:table-cell>
          <table:table-cell office:value-type="float" office:value="0.986" calcext:value-type="float">
            <text:p>0,986</text:p>
          </table:table-cell>
          <table:table-cell table:formula="of:=[.D23]*[.H23]" office:value-type="float" office:value="2.958" calcext:value-type="float">
            <text:p>2,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7,L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-LQW15AN15NJ00D</text:p>
          </table:table-cell>
          <table:table-cell/>
          <table:table-cell office:value-type="string" calcext:value-type="string">
            <text:p>LQW15AN15NJ00D</text:p>
          </table:table-cell>
          <table:table-cell office:value-type="float" office:value="0.986" calcext:value-type="float">
            <text:p>0,986</text:p>
          </table:table-cell>
          <table:table-cell table:formula="of:=[.D24]*[.H24]" office:value-type="float" office:value="1.972" calcext:value-type="float">
            <text:p>1,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9,L10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7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-LQW15AN27NG00D</text:p>
          </table:table-cell>
          <table:table-cell/>
          <table:table-cell office:value-type="string" calcext:value-type="string">
            <text:p>LQW15AN27NG00D</text:p>
          </table:table-cell>
          <table:table-cell office:value-type="float" office:value="1.09" calcext:value-type="float">
            <text:p>1,09</text:p>
          </table:table-cell>
          <table:table-cell table:formula="of:=[.D25]*[.H25]" office:value-type="float" office:value="2.18" calcext:value-type="float">
            <text:p>2,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W15AN43NG00D</text:p>
          </table:table-cell>
          <table:table-cell/>
          <table:table-cell office:value-type="string" calcext:value-type="string">
            <text:p>LQW15AN43NG00D</text:p>
          </table:table-cell>
          <table:table-cell office:value-type="float" office:value="1.09" calcext:value-type="float">
            <text:p>1,09</text:p>
          </table:table-cell>
          <table:table-cell table:formula="of:=[.D26]*[.H26]" office:value-type="float" office:value="1.09" calcext:value-type="float">
            <text:p>1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2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LQW15AN22NG00D</text:p>
          </table:table-cell>
          <table:table-cell/>
          <table:table-cell office:value-type="string" calcext:value-type="string">
            <text:p>LQW15AN22NG00D</text:p>
          </table:table-cell>
          <table:table-cell office:value-type="float" office:value="1.09" calcext:value-type="float">
            <text:p>1,09</text:p>
          </table:table-cell>
          <table:table-cell table:formula="of:=[.D27]*[.H27]" office:value-type="float" office:value="1.09" calcext:value-type="float">
            <text:p>1,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4,L16</text:p>
          </table:table-cell>
          <table:table-cell office:value-type="string" calcext:value-type="string">
            <text:p>inductor_smd_4.8x2.8mm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66945" calcext:value-type="float">
            <text:p>2066945</text:p>
          </table:table-cell>
          <table:table-cell office:value-type="float" office:value="74408943220" calcext:value-type="float">
            <text:p>74408943220</text:p>
          </table:table-cell>
          <table:table-cell office:value-type="float" office:value="16.55" calcext:value-type="float">
            <text:p>16,55</text:p>
          </table:table-cell>
          <table:table-cell table:formula="of:=[.D28]*[.H28]" office:value-type="float" office:value="33.1" calcext:value-type="float">
            <text:p>33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DN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D29]*[.H29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P3,P4,P8,P9</text:p>
          </table:table-cell>
          <table:table-cell office:value-type="string" calcext:value-type="string">
            <text:p>b4b-ph-kl</text:p>
          </table:table-cell>
          <table:table-cell office:value-type="string" calcext:value-type="string">
            <text:p>Mini-JST 4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92437" calcext:value-type="float">
            <text:p>9492437</text:p>
          </table:table-cell>
          <table:table-cell office:value-type="string" calcext:value-type="string">
            <text:p>B4B-PH-K-S(LF)(SN)</text:p>
          </table:table-cell>
          <table:table-cell office:value-type="float" office:value="1.75" calcext:value-type="float">
            <text:p>1,75</text:p>
          </table:table-cell>
          <table:table-cell table:formula="of:=[.D30]*[.H30]" office:value-type="float" office:value="8.75" calcext:value-type="float">
            <text:p>8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,P13</text:p>
          </table:table-cell>
          <table:table-cell office:value-type="string" calcext:value-type="string">
            <text:p>USB_Mini-B</text:p>
          </table:table-cell>
          <table:table-cell office:value-type="string" calcext:value-type="string">
            <text:p>USB_OT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12367" calcext:value-type="float">
            <text:p>2112367</text:p>
          </table:table-cell>
          <table:table-cell office:value-type="string" calcext:value-type="string">
            <text:p>10033526-N3212MLF</text:p>
          </table:table-cell>
          <table:table-cell office:value-type="float" office:value="4.45" calcext:value-type="float">
            <text:p>4,45</text:p>
          </table:table-cell>
          <table:table-cell table:formula="of:=[.D31]*[.H31]" office:value-type="float" office:value="8.9" calcext:value-type="float">
            <text:p>8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8b-ph-kl</text:p>
          </table:table-cell>
          <table:table-cell office:value-type="string" calcext:value-type="string">
            <text:p>Mini-JST 8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92461" calcext:value-type="float">
            <text:p>9492461</text:p>
          </table:table-cell>
          <table:table-cell office:value-type="string" calcext:value-type="string">
            <text:p>B8B-PH-K-S(LF)(SN)</text:p>
          </table:table-cell>
          <table:table-cell office:value-type="float" office:value="3.5" calcext:value-type="float">
            <text:p>3,5</text:p>
          </table:table-cell>
          <table:table-cell table:formula="of:=[.D32]*[.H32]" office:value-type="float" office:value="3.5" calcext:value-type="float">
            <text:p>3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6,P7</text:p>
          </table:table-cell>
          <table:table-cell office:value-type="string" calcext:value-type="string">
            <text:p>b6b-ph-kl</text:p>
          </table:table-cell>
          <table:table-cell table:style-name="ce3" office:value-type="string" calcext:value-type="string">
            <text:p>Mini-JST 6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492453" calcext:value-type="float">
            <text:p>9492453</text:p>
          </table:table-cell>
          <table:table-cell office:value-type="string" calcext:value-type="string">
            <text:p>B6B-PH-K-S(LF)(SN)</text:p>
          </table:table-cell>
          <table:table-cell office:value-type="float" office:value="2.6" calcext:value-type="float">
            <text:p>2,6</text:p>
          </table:table-cell>
          <table:table-cell table:formula="of:=[.D33]*[.H33]" office:value-type="float" office:value="5.2" calcext:value-type="float">
            <text:p>5,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1,P12,P14,P15</text:p>
          </table:table-cell>
          <table:table-cell office:value-type="string" calcext:value-type="string">
            <text:p>Pin_Header_Straight_1x03</text:p>
          </table:table-cell>
          <table:table-cell office:value-type="string" calcext:value-type="string">
            <text:p>Serv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8-22-28-4035</text:p>
          </table:table-cell>
          <table:table-cell/>
          <table:table-cell office:value-type="string" calcext:value-type="string">
            <text:p>22-28-4035</text:p>
          </table:table-cell>
          <table:table-cell office:value-type="float" office:value="1.81" calcext:value-type="float">
            <text:p>1,81</text:p>
          </table:table-cell>
          <table:table-cell table:formula="of:=[.D34]*[.H34]" office:value-type="float" office:value="7.24" calcext:value-type="float">
            <text:p>7,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,R2,R6,R10,R24,R25,R26,R27,R35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447272" calcext:value-type="float">
            <text:p>2447272</text:p>
          </table:table-cell>
          <table:table-cell office:value-type="string" calcext:value-type="string">
            <text:p>MCWR06X1001FTL</text:p>
          </table:table-cell>
          <table:table-cell office:value-type="float" office:value="0.0636" calcext:value-type="float">
            <text:p>0,0636</text:p>
          </table:table-cell>
          <table:table-cell table:formula="of:=[.D35]*[.H35]" office:value-type="float" office:value="0.5724" calcext:value-type="float">
            <text:p>0,57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,R2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R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47390" calcext:value-type="float">
            <text:p>2447390</text:p>
          </table:table-cell>
          <table:table-cell office:value-type="string" calcext:value-type="string">
            <text:p>MCWR06W4R70FTL</text:p>
          </table:table-cell>
          <table:table-cell office:value-type="float" office:value="0.0793" calcext:value-type="float">
            <text:p>0,0793</text:p>
          </table:table-cell>
          <table:table-cell table:formula="of:=[.D36]*[.H36]" office:value-type="float" office:value="0.1586" calcext:value-type="float">
            <text:p>0,1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,R14,R3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7230" calcext:value-type="float">
            <text:p>2447230</text:p>
          </table:table-cell>
          <table:table-cell office:value-type="string" calcext:value-type="string">
            <text:p>MCWR06X1002FTL</text:p>
          </table:table-cell>
          <table:table-cell office:value-type="float" office:value="0.0627" calcext:value-type="float">
            <text:p>0,0627</text:p>
          </table:table-cell>
          <table:table-cell table:formula="of:=[.D37]*[.H37]" office:value-type="float" office:value="0.1881" calcext:value-type="float">
            <text:p>0,1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,R1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6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47399" calcext:value-type="float">
            <text:p>2447399</text:p>
          </table:table-cell>
          <table:table-cell office:value-type="string" calcext:value-type="string">
            <text:p>MCWR06X5602FTL</text:p>
          </table:table-cell>
          <table:table-cell office:value-type="float" office:value="0.0627" calcext:value-type="float">
            <text:p>0,0627</text:p>
          </table:table-cell>
          <table:table-cell table:formula="of:=[.D38]*[.H38]" office:value-type="float" office:value="0.1254" calcext:value-type="float">
            <text:p>0,1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.9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47363" calcext:value-type="float">
            <text:p>2447363</text:p>
          </table:table-cell>
          <table:table-cell office:value-type="string" calcext:value-type="string">
            <text:p>MCWR06X3901FTL</text:p>
          </table:table-cell>
          <table:table-cell office:value-type="float" office:value="0.0627" calcext:value-type="float">
            <text:p>0,0627</text:p>
          </table:table-cell>
          <table:table-cell table:formula="of:=[.D39]*[.H39]" office:value-type="float" office:value="0.0627" calcext:value-type="float">
            <text:p>0,0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8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47119" calcext:value-type="float">
            <text:p>2447119</text:p>
          </table:table-cell>
          <table:table-cell office:value-type="string" calcext:value-type="string">
            <text:p>MCWR04X18R0FTL</text:p>
          </table:table-cell>
          <table:table-cell office:value-type="float" office:value="0.0614" calcext:value-type="float">
            <text:p>0,0614</text:p>
          </table:table-cell>
          <table:table-cell table:formula="of:=[.D40]*[.H40]" office:value-type="float" office:value="0.0614" calcext:value-type="float">
            <text:p>0,0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2.3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0957" calcext:value-type="float">
            <text:p>1170957</text:p>
          </table:table-cell>
          <table:table-cell office:value-type="string" calcext:value-type="string">
            <text:p>MC0063W0603152K3</text:p>
          </table:table-cell>
          <table:table-cell office:value-type="float" office:value="0.156" calcext:value-type="float">
            <text:p>0,156</text:p>
          </table:table-cell>
          <table:table-cell table:formula="of:=[.D41]*[.H41]" office:value-type="float" office:value="0.156" calcext:value-type="float">
            <text:p>0,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6,R2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89614" calcext:value-type="float">
            <text:p>2689614</text:p>
          </table:table-cell>
          <table:table-cell office:value-type="string" calcext:value-type="string">
            <text:p>MCWR06X000 PTL</text:p>
          </table:table-cell>
          <table:table-cell office:value-type="float" office:value="0.0575" calcext:value-type="float">
            <text:p>0,0575</text:p>
          </table:table-cell>
          <table:table-cell table:formula="of:=[.D42]*[.H42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,R29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89614" calcext:value-type="float">
            <text:p>2689614</text:p>
          </table:table-cell>
          <table:table-cell office:value-type="string" calcext:value-type="string">
            <text:p>MCWR06X000 PTL</text:p>
          </table:table-cell>
          <table:table-cell office:value-type="float" office:value="0.0575" calcext:value-type="float">
            <text:p>0,0575</text:p>
          </table:table-cell>
          <table:table-cell table:formula="of:=[.D43]*[.H43]" office:value-type="float" office:value="0.115" calcext:value-type="float">
            <text:p>0,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7,R18,R19,R33,R34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0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47298" calcext:value-type="float">
            <text:p>2447298</text:p>
          </table:table-cell>
          <table:table-cell office:value-type="string" calcext:value-type="string">
            <text:p>MCWR06X2200FTL</text:p>
          </table:table-cell>
          <table:table-cell office:value-type="float" office:value="0.0627" calcext:value-type="float">
            <text:p>0,0627</text:p>
          </table:table-cell>
          <table:table-cell table:formula="of:=[.D44]*[.H44]" office:value-type="float" office:value="0.3135" calcext:value-type="float">
            <text:p>0,3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7,R9,R21,R22,R2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47301" calcext:value-type="float">
            <text:p>2447301</text:p>
          </table:table-cell>
          <table:table-cell office:value-type="string" calcext:value-type="string">
            <text:p>MCWR06X22R0FTL</text:p>
          </table:table-cell>
          <table:table-cell office:value-type="float" office:value="0.0636" calcext:value-type="float">
            <text:p>0,0636</text:p>
          </table:table-cell>
          <table:table-cell table:formula="of:=[.D45]*[.H45]" office:value-type="float" office:value="0.318" calcext:value-type="float">
            <text:p>0,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47342" calcext:value-type="float">
            <text:p>2447342</text:p>
          </table:table-cell>
          <table:table-cell office:value-type="string" calcext:value-type="string">
            <text:p>MCWR06X3302FTL</text:p>
          </table:table-cell>
          <table:table-cell office:value-type="float" office:value="0.0636" calcext:value-type="float">
            <text:p>0,0636</text:p>
          </table:table-cell>
          <table:table-cell table:formula="of:=[.D46]*[.H46]" office:value-type="float" office:value="0.0636" calcext:value-type="float">
            <text:p>0,06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8_Slide</text:p>
          </table:table-cell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13625" calcext:value-type="float">
            <text:p>1813625</text:p>
          </table:table-cell>
          <table:table-cell office:value-type="string" calcext:value-type="string">
            <text:p>ADF08S04</text:p>
          </table:table-cell>
          <table:table-cell office:value-type="float" office:value="13.55" calcext:value-type="float">
            <text:p>13,55</text:p>
          </table:table-cell>
          <table:table-cell table:formula="of:=[.D47]*[.H47]" office:value-type="float" office:value="13.55" calcext:value-type="float">
            <text:p>13,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string" calcext:value-type="string">
            <text:p>STM32F40X_LQFP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64368" calcext:value-type="float">
            <text:p>2064368</text:p>
          </table:table-cell>
          <table:table-cell office:value-type="string" calcext:value-type="string">
            <text:p>STM32F407VGT6</text:p>
          </table:table-cell>
          <table:table-cell office:value-type="float" office:value="86.41" calcext:value-type="float">
            <text:p>86,41</text:p>
          </table:table-cell>
          <table:table-cell table:formula="of:=[.D48]*[.H48]" office:value-type="float" office:value="86.41" calcext:value-type="float">
            <text:p>86,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QFN-28-1EP_5x5mm_Pitch0.5mm</text:p>
          </table:table-cell>
          <table:table-cell office:value-type="string" calcext:value-type="string">
            <text:p>CC25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3887" calcext:value-type="float">
            <text:p>1573887</text:p>
          </table:table-cell>
          <table:table-cell office:value-type="string" calcext:value-type="string">
            <text:p>CC2520RHDT</text:p>
          </table:table-cell>
          <table:table-cell office:value-type="float" office:value="42.35" calcext:value-type="float">
            <text:p>42,35</text:p>
          </table:table-cell>
          <table:table-cell table:formula="of:=[.D49]*[.H49]" office:value-type="float" office:value="42.35" calcext:value-type="float">
            <text:p>42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CC25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22919" calcext:value-type="float">
            <text:p>2422919</text:p>
          </table:table-cell>
          <table:table-cell office:value-type="string" calcext:value-type="string">
            <text:p>CC2592RGVT</text:p>
          </table:table-cell>
          <table:table-cell office:value-type="float" office:value="25.3" calcext:value-type="float">
            <text:p>25,3</text:p>
          </table:table-cell>
          <table:table-cell table:formula="of:=[.D50]*[.H50]" office:value-type="float" office:value="25.3" calcext:value-type="float">
            <text:p>25,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QFN-32-1EP_5x5mm_Pitch0.5mm</text:p>
          </table:table-cell>
          <table:table-cell office:value-type="string" calcext:value-type="string">
            <text:p>CC1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22922" calcext:value-type="float">
            <text:p>2422922</text:p>
          </table:table-cell>
          <table:table-cell office:value-type="string" calcext:value-type="string">
            <text:p>CC1120RHBT</text:p>
          </table:table-cell>
          <table:table-cell office:value-type="float" office:value="50" calcext:value-type="float">
            <text:p>50</text:p>
          </table:table-cell>
          <table:table-cell table:formula="of:=[.D51]*[.H51]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,U6</text:p>
          </table:table-cell>
          <table:table-cell office:value-type="string" calcext:value-type="string">
            <text:p>MSOP-8_3x3mm_Pitch0.65mm</text:p>
          </table:table-cell>
          <table:table-cell office:value-type="string" calcext:value-type="string">
            <text:p>MCP16311/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414134" calcext:value-type="float">
            <text:p>2414134</text:p>
          </table:table-cell>
          <table:table-cell table:style-name="Default"/>
          <table:table-cell office:value-type="float" office:value="10.42" calcext:value-type="float">
            <text:p>10,42</text:p>
          </table:table-cell>
          <table:table-cell table:formula="of:=[.D52]*[.H52]" office:value-type="float" office:value="20.84" calcext:value-type="float">
            <text:p>20,8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FN-8-EP-0.65</text:p>
          </table:table-cell>
          <table:table-cell office:value-type="string" calcext:value-type="string">
            <text:p>TJA1051TK/3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TJA1051TK/3118</text:p>
          </table:table-cell>
          <table:table-cell office:value-type="float" office:value="2574964" calcext:value-type="float">
            <text:p>2574964</text:p>
          </table:table-cell>
          <table:table-cell office:value-type="string" calcext:value-type="string">
            <text:p>TJA1051TK/3</text:p>
          </table:table-cell>
          <table:table-cell office:value-type="float" office:value="7.64" calcext:value-type="float">
            <text:p>7,64</text:p>
          </table:table-cell>
          <table:table-cell table:formula="of:=[.D53]*[.H53]" office:value-type="float" office:value="7.64" calcext:value-type="float">
            <text:p>7,64</text:p>
          </table:table-cell>
          <table:table-cell office:value-type="string" calcext:value-type="string">
            <text:p>Mouser or farnell, depending on stoc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QFN-24_4x4mm_Pitch0.5mm</text:p>
          </table:table-cell>
          <table:table-cell office:value-type="string" calcext:value-type="string">
            <text:p>MPU91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D54]*[.H54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QFN-24_3x3mm_Pitch0.4mm</text:p>
          </table:table-cell>
          <table:table-cell office:value-type="string" calcext:value-type="string">
            <text:p>MPU9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0-MPU-9250</text:p>
          </table:table-cell>
          <table:table-cell/>
          <table:table-cell table:style-name="ce3" office:value-type="string" calcext:value-type="string">
            <text:p>MPU-9250</text:p>
          </table:table-cell>
          <table:table-cell table:number-columns-repeated="2" office:value-type="float" office:value="68.02" calcext:value-type="float">
            <text:p>68,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67817" calcext:value-type="float">
            <text:p>2467817</text:p>
          </table:table-cell>
          <table:table-cell office:value-type="string" calcext:value-type="string">
            <text:p>ABM3B-8.000MHZ-10-1-U-T</text:p>
          </table:table-cell>
          <table:table-cell office:value-type="float" office:value="6.68" calcext:value-type="float">
            <text:p>6,68</text:p>
          </table:table-cell>
          <table:table-cell table:formula="of:=[.D56]*[.H56]" office:value-type="float" office:value="6.68" calcext:value-type="float">
            <text:p>6,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,X3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3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5-ABM3B-32-B2</text:p>
          </table:table-cell>
          <table:table-cell/>
          <table:table-cell office:value-type="string" calcext:value-type="string">
            <text:p>ABM3B-32.000MHZ-B2-T</text:p>
          </table:table-cell>
          <table:table-cell office:value-type="float" office:value="8.08" calcext:value-type="float">
            <text:p>8,08</text:p>
          </table:table-cell>
          <table:table-cell table:formula="of:=[.D57]*[.H57]" office:value-type="float" office:value="16.16" calcext:value-type="float">
            <text:p>16,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,D4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26390" calcext:value-type="float">
            <text:p>1226390</text:p>
          </table:table-cell>
          <table:table-cell office:value-type="string" calcext:value-type="string">
            <text:p>LSQ976-Z</text:p>
          </table:table-cell>
          <table:table-cell office:value-type="float" office:value="2.68" calcext:value-type="float">
            <text:p>2,68</text:p>
          </table:table-cell>
          <table:table-cell table:formula="of:=[.D58]*[.H58]" office:value-type="float" office:value="5.36" calcext:value-type="float">
            <text:p>5,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75345" calcext:value-type="float">
            <text:p>2575345</text:p>
          </table:table-cell>
          <table:table-cell office:value-type="string" calcext:value-type="string">
            <text:p>LGQ396-PS-35</text:p>
          </table:table-cell>
          <table:table-cell office:value-type="float" office:value="1.23" calcext:value-type="float">
            <text:p>1,23</text:p>
          </table:table-cell>
          <table:table-cell table:formula="of:=[.D59]*[.H59]" office:value-type="float" office:value="1.23" calcext:value-type="float">
            <text:p>1,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8058" calcext:value-type="float">
            <text:p>1908058</text:p>
          </table:table-cell>
          <table:table-cell office:value-type="string" calcext:value-type="string">
            <text:p>LNJ937W8CRA</text:p>
          </table:table-cell>
          <table:table-cell office:value-type="float" office:value="3.1" calcext:value-type="float">
            <text:p>3,1</text:p>
          </table:table-cell>
          <table:table-cell table:formula="of:=[.D60]*[.H60]" office:value-type="float" office:value="3.1" calcext:value-type="float">
            <text:p>3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9,U10,U11</text:p>
          </table:table-cell>
          <table:table-cell table:number-columns-repeated="2" office:value-type="string" calcext:value-type="string">
            <text:p>Switch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611-PCM12SMTR </text:p>
          </table:table-cell>
          <table:table-cell/>
          <table:table-cell office:value-type="string" calcext:value-type="string">
            <text:p>PCM12SMTR</text:p>
          </table:table-cell>
          <table:table-cell office:value-type="float" office:value="0.75" calcext:value-type="float">
            <text:p>0,75</text:p>
          </table:table-cell>
          <table:table-cell table:formula="of:=[.D61]*[.H61]" office:value-type="float" office:value="2.25" calcext:value-type="float">
            <text:p>2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998-MIC5504-3.3YM5TR</text:p>
          </table:table-cell>
          <table:table-cell/>
          <table:table-cell office:value-type="string" calcext:value-type="string">
            <text:p>MIC5504-3.3YM5TR</text:p>
          </table:table-cell>
          <table:table-cell office:value-type="float" office:value="1.02" calcext:value-type="float">
            <text:p>1,02</text:p>
          </table:table-cell>
          <table:table-cell table:formula="of:=[.D62]*[.H62]" office:value-type="float" office:value="1.02" calcext:value-type="float">
            <text:p>1,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Ublox-NEO</text:p>
          </table:table-cell>
          <table:table-cell office:value-type="string" calcext:value-type="string">
            <text:p>Ublox M8P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/>
          <table:table-cell office:value-type="string" calcext:value-type="string">
            <text:p>NEO-M8P-2</text:p>
          </table:table-cell>
          <table:table-cell office:value-type="float" office:value="1650" calcext:value-type="float">
            <text:p>1650</text:p>
          </table:table-cell>
          <table:table-cell table:formula="of:=[.D63]*[.H63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Components total</text:p>
          </table:table-cell>
          <table:table-cell table:formula="of:=SUM([.D2:.D63])" office:value-type="float" office:value="165" calcext:value-type="float">
            <text:p>165</text:p>
          </table:table-cell>
          <table:table-cell table:number-columns-repeated="3"/>
          <table:table-cell table:style-name="ce4" office:value-type="string" calcext:value-type="string">
            <text:p>Total SEK</text:p>
          </table:table-cell>
          <table:table-cell table:formula="of:=SUM([.I2:.I63])" office:value-type="float" office:value="550.2009" calcext:value-type="float">
            <text:p>550,2009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00-00-00</text:date>, <text:time style:data-style-name="N2" text:time-value="13:33:19.337186679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1:02:03.040139180</meta:creation-date>
    <dc:date>2017-10-20T13:33:51.462208284</dc:date>
    <meta:editing-duration>PT9H54M19S</meta:editing-duration>
    <meta:editing-cycles>50</meta:editing-cycles>
    <meta:generator>LibreOffice/5.4.2.2$Linux_X86_64 LibreOffice_project/40m0$Build-2</meta:generator>
    <meta:document-statistic meta:table-count="1" meta:cell-count="508" meta:object-count="0"/>
  </office:meta>
</office:document-meta>
</file>